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bottom"/>
      <style:paragraph-properties style:writing-mode="lr-tb"/>
    </style:style>
    <style:style style:name="gr3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4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8" style:family="graphic" style:parent-style-name="objectwithoutfill" style:list-style-name="L1">
      <style:graphic-properties draw:marker-end="Arrow" draw:marker-end-width="0.3cm" draw:fill="solid" draw:textarea-vertical-align="bottom"/>
      <style:paragraph-properties style:writing-mode="lr-tb"/>
    </style:style>
    <style:style style:name="gr9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10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11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objectwithoutfill" style:list-style-name="L1">
      <style:graphic-properties draw:marker-end="Arrow" draw:marker-end-width="0.3cm" draw:fill="solid" draw:textarea-vertical-align="middle"/>
      <style:paragraph-properties style:writing-mode="lr-tb"/>
    </style:style>
    <style:style style:name="gr13" style:family="graphic" style:parent-style-name="objectwithoutfill" style:list-style-name="L1">
      <style:graphic-properties draw:marker-end="Arrow" draw:marker-end-width="0.3cm" draw:fill="solid" draw:textarea-vertical-align="bottom"/>
      <style:paragraph-properties style:writing-mode="lr-tb"/>
    </style:style>
    <style:style style:name="P1" style:family="paragraph">
      <style:paragraph-properties fo:text-align="center"/>
      <style:text-properties style:font-name="Nimbus Sans" fo:font-size="12pt"/>
    </style:style>
    <style:style style:name="P2" style:family="paragraph">
      <loext:graphic-properties draw:fill="solid"/>
      <style:paragraph-properties fo:text-align="center"/>
      <style:text-properties style:font-name="Nimbus Sans" fo:font-size="12pt"/>
    </style:style>
    <style:style style:name="P3" style:family="paragraph">
      <style:paragraph-properties fo:margin-left="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/>
      <style:paragraph-properties fo:margin-left="1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1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margin-left="1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cm" svg:height="1cm" svg:x="2cm" svg:y="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cm" svg:height="1cm" svg:x="5cm" svg:y="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cm" svg:height="1cm" svg:x="5cm" svg:y="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cm" svg:height="1cm" svg:x="8cm" svg:y="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cm" svg:height="1cm" svg:x="8cm" svg:y="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cm" svg:height="1cm" svg:x="11cm" svg:y="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cm" svg:y1="2.5cm" svg:x2="5cm" svg:y2="2.5cm" draw:start-shape="id1" draw:start-glue-point="10" draw:end-shape="id2" draw:end-glue-point="6" svg:d="M3000 2500h2000" svg:viewBox="0 0 2001 1">
          <text:p text:style-name="P1">3</text:p>
        </draw:connector>
        <draw:connector draw:style-name="gr3" draw:text-style-name="P4" draw:layer="layout" draw:type="line" svg:x1="2.854cm" svg:y1="2.854cm" svg:x2="5.146cm" svg:y2="6.146cm" draw:start-shape="id1" draw:start-glue-point="9" draw:end-shape="id3" draw:end-glue-point="5" svg:d="M2854 2854l2292 3292" svg:viewBox="0 0 2293 3293">
          <text:p text:style-name="P3">2</text:p>
        </draw:connector>
        <draw:connector draw:style-name="gr4" draw:text-style-name="P6" draw:layer="layout" draw:type="line" svg:x1="5.5cm" svg:y1="6cm" svg:x2="5.5cm" svg:y2="3cm" draw:start-shape="id3" draw:start-glue-point="4" draw:end-shape="id2" draw:end-glue-point="8" svg:d="M5500 6000v-3000" svg:viewBox="0 0 1 3001">
          <text:p text:style-name="P5">1</text:p>
        </draw:connector>
        <draw:connector draw:style-name="gr2" draw:text-style-name="P2" draw:layer="layout" draw:type="line" svg:x1="6cm" svg:y1="2.5cm" svg:x2="8cm" svg:y2="2.5cm" draw:start-shape="id2" draw:start-glue-point="10" draw:end-shape="id4" draw:end-glue-point="6" svg:d="M6000 2500h2000" svg:viewBox="0 0 2001 1">
          <text:p text:style-name="P1">4</text:p>
        </draw:connector>
        <draw:connector draw:style-name="gr5" draw:text-style-name="P4" draw:layer="layout" draw:type="line" svg:x1="5.854cm" svg:y1="6.146cm" svg:x2="8.146cm" svg:y2="2.854cm" draw:start-shape="id3" draw:start-glue-point="11" draw:end-shape="id4" draw:end-glue-point="7" svg:d="M5854 6146l2292-3292" svg:viewBox="0 0 2293 3293">
          <text:p text:style-name="P3">2</text:p>
        </draw:connector>
        <draw:connector draw:style-name="gr6" draw:text-style-name="P2" draw:layer="layout" draw:type="line" svg:x1="8.5cm" svg:y1="3cm" svg:x2="8.5cm" svg:y2="6cm" draw:start-shape="id4" draw:start-glue-point="8" draw:end-shape="id5" draw:end-glue-point="4" svg:d="M8500 3000v3000" svg:viewBox="0 0 1 3001">
          <text:p/>
        </draw:connector>
        <draw:connector draw:style-name="gr2" draw:text-style-name="P2" draw:layer="layout" draw:type="line" svg:x1="6cm" svg:y1="6.5cm" svg:x2="8cm" svg:y2="6.5cm" draw:start-shape="id3" draw:start-glue-point="10" draw:end-shape="id5" draw:end-glue-point="6" svg:d="M6000 6500h2000" svg:viewBox="0 0 2001 1">
          <text:p text:style-name="P1">3</text:p>
        </draw:connector>
        <draw:connector draw:style-name="gr7" draw:text-style-name="P4" draw:layer="layout" draw:type="line" svg:x1="8.854cm" svg:y1="2.854cm" svg:x2="11.146cm" svg:y2="6.146cm" draw:start-shape="id4" draw:start-glue-point="9" draw:end-shape="id6" draw:end-glue-point="5" svg:d="M8854 2854l2292 3292" svg:viewBox="0 0 2293 3293">
          <text:p text:style-name="P3">1</text:p>
        </draw:connector>
        <draw:connector draw:style-name="gr8" draw:text-style-name="P8" draw:layer="layout" draw:type="line" svg:x1="9cm" svg:y1="6.5cm" svg:x2="11cm" svg:y2="6.5cm" draw:start-shape="id5" draw:start-glue-point="10" draw:end-shape="id6" draw:end-glue-point="6" svg:d="M9000 6500h2000" svg:viewBox="0 0 2001 1">
          <text:p text:style-name="P7">2</text:p>
        </draw:connector>
        <draw:custom-shape draw:style-name="gr1" draw:text-style-name="P1" xml:id="id7" draw:id="id7" draw:layer="layout" svg:width="1cm" svg:height="1cm" svg:x="2.2cm" svg:y="8.9cm">
          <text:p text:style-name="P1">C,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cm" svg:height="1cm" svg:x="5.2cm" svg:y="8.9cm">
          <text:p text:style-name="P1">D,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cm" svg:height="1cm" svg:x="5.2cm" svg:y="12.9cm">
          <text:p text:style-name="P1">E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cm" svg:height="1cm" svg:x="8.2cm" svg:y="8.9cm">
          <text:p text:style-name="P1">F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cm" svg:height="1cm" svg:x="8.2cm" svg:y="12.9cm">
          <text:p text:style-name="P1">G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cm" svg:height="1cm" svg:x="11.2cm" svg:y="12.9cm">
          <text:p text:style-name="P1">H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2cm" svg:y1="9.4cm" svg:x2="5.2cm" svg:y2="9.4cm" draw:start-shape="id7" draw:start-glue-point="10" draw:end-shape="id8" draw:end-glue-point="6" svg:d="M3200 9400h2000" svg:viewBox="0 0 2001 1">
          <text:p text:style-name="P1">3</text:p>
        </draw:connector>
        <draw:connector draw:style-name="gr9" draw:text-style-name="P4" draw:layer="layout" draw:type="line" svg:x1="3.054cm" svg:y1="9.754cm" svg:x2="5.346cm" svg:y2="13.046cm" draw:start-shape="id7" draw:start-glue-point="9" draw:end-shape="id9" draw:end-glue-point="5" svg:d="M3054 9754l2292 3292" svg:viewBox="0 0 2293 3293">
          <text:p text:style-name="P3">2</text:p>
        </draw:connector>
        <draw:connector draw:style-name="gr10" draw:text-style-name="P6" draw:layer="layout" draw:type="line" svg:x1="5.7cm" svg:y1="12.9cm" svg:x2="5.7cm" svg:y2="9.9cm" draw:start-shape="id9" draw:start-glue-point="4" draw:end-shape="id8" draw:end-glue-point="8" svg:d="M5700 12900v-3000" svg:viewBox="0 0 1 3001">
          <text:p text:style-name="P5">1</text:p>
        </draw:connector>
        <draw:connector draw:style-name="gr2" draw:text-style-name="P2" draw:layer="layout" draw:type="line" svg:x1="6.2cm" svg:y1="9.4cm" svg:x2="8.2cm" svg:y2="9.4cm" draw:start-shape="id8" draw:start-glue-point="10" draw:end-shape="id10" draw:end-glue-point="6" svg:d="M6200 9400h2000" svg:viewBox="0 0 2001 1">
          <text:p text:style-name="P1">4</text:p>
        </draw:connector>
        <draw:connector draw:style-name="gr11" draw:text-style-name="P4" draw:layer="layout" draw:type="line" svg:x1="6.054cm" svg:y1="13.046cm" svg:x2="8.346cm" svg:y2="9.754cm" draw:start-shape="id9" draw:start-glue-point="11" draw:end-shape="id10" draw:end-glue-point="7" svg:d="M6054 13046l2292-3292" svg:viewBox="0 0 2293 3293">
          <text:p text:style-name="P3">2</text:p>
        </draw:connector>
        <draw:connector draw:style-name="gr6" draw:text-style-name="P2" draw:layer="layout" draw:type="line" svg:x1="8.7cm" svg:y1="9.9cm" svg:x2="8.7cm" svg:y2="12.9cm" draw:start-shape="id10" draw:start-glue-point="8" draw:end-shape="id11" draw:end-glue-point="4" svg:d="M8700 9900v3000" svg:viewBox="0 0 1 3001">
          <text:p/>
        </draw:connector>
        <draw:connector draw:style-name="gr2" draw:text-style-name="P2" draw:layer="layout" draw:type="line" svg:x1="6.2cm" svg:y1="13.4cm" svg:x2="8.2cm" svg:y2="13.4cm" draw:start-shape="id9" draw:start-glue-point="10" draw:end-shape="id11" draw:end-glue-point="6" svg:d="M6200 13400h2000" svg:viewBox="0 0 2001 1">
          <text:p text:style-name="P1">3</text:p>
        </draw:connector>
        <draw:connector draw:style-name="gr12" draw:text-style-name="P4" draw:layer="layout" draw:type="line" svg:x1="9.054cm" svg:y1="9.754cm" svg:x2="11.346cm" svg:y2="13.046cm" draw:start-shape="id10" draw:start-glue-point="9" draw:end-shape="id12" draw:end-glue-point="5" svg:d="M9054 9754l2292 3292" svg:viewBox="0 0 2293 3293">
          <text:p text:style-name="P3">1</text:p>
        </draw:connector>
        <draw:connector draw:style-name="gr13" draw:text-style-name="P8" draw:layer="layout" draw:type="line" svg:x1="9.2cm" svg:y1="13.4cm" svg:x2="11.2cm" svg:y2="13.4cm" draw:start-shape="id11" draw:start-glue-point="10" draw:end-shape="id12" draw:end-glue-point="6" svg:d="M9200 13400h2000" svg:viewBox="0 0 2001 1">
          <text:p text:style-name="P7">2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4T11:27:01.535683278</meta:creation-date>
    <dc:date>2020-05-14T11:37:37.119421286</dc:date>
    <meta:editing-duration>PT15S</meta:editing-duration>
    <meta:editing-cycles>1</meta:editing-cycles>
    <meta:document-statistic meta:object-count="30"/>
    <meta:generator>LibreOffice/6.4.3.2$Linux_X86_64 LibreOffice_project/40$Build-2</meta:generator>
  </office:meta>
</office:document-meta>
</file>